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fo:background-color="#ffff00" style:font-weight-asian="normal" style:font-weight-complex="normal"/>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1.2398in" fo:margin-right="0in" fo:text-indent="-1.25in" style:auto-text-indent="false">
        <style:tab-stops>
          <style:tab-stop style:position="-0.0102in"/>
        </style:tab-stops>
      </style:paragraph-properties>
    </style:style>
    <style:style style:name="P8" style:family="paragraph" style:parent-style-name="Standard">
      <style:paragraph-properties fo:break-before="page"/>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Heading_20_1">
      <style:paragraph-properties fo:break-before="page"/>
    </style:style>
    <style:style style:name="P12" style:family="paragraph" style:parent-style-name="Standard" style:list-style-name="L1"/>
    <style:style style:name="P13" style:family="paragraph" style:parent-style-name="Standard">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ffff00"/>
    </style:style>
    <style:style style:name="P16"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color="#8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IRA Notes</text:h>
      <text:p text:style-name="Standard"/>
      <text:h text:style-name="Heading_20_2" text:outline-level="2">Heirarchy</text:h>
      <text:p text:style-name="Standard"/>
      <text:list xml:id="list1536358628" text:style-name="L1">
        <text:list-item>
          <text:p text:style-name="P12">Project Category</text:p>
        </text:list-item>
        <text:list-item>
          <text:p text:style-name="P12">Project</text:p>
        </text:list-item>
        <text:list-item>
          <text:p text:style-name="P12">Issue Type</text:p>
        </text:list-item>
        <text:list-item>
          <text:p text:style-name="P12">Sub-Task</text:p>
        </text:list-item>
      </text:list>
      <text:p text:style-name="Standard"/>
      <text:p text:style-name="P7">Project Category:<text:tab/>I'm unsure what use they are, possibly only used to avoid hundreds of projects in admin</text:p>
      <text:p text:style-name="P7">Project:<text:tab/>The main separating element; used for user priviledges and specification of the fields and workflows associated with an issue or sub-task.</text:p>
      <text:p text:style-name="P7">Issue Type:<text:tab/>An issue type is a 'screen'/form with an associated workflow. Multiple issue types can be associated with a single project. The same issue type can be associated with more than one project but have a different form and workflow in each.</text:p>
      <text:p text:style-name="P7">Sub-Task:<text:tab/>Essentially the same as Issue Type, with the exception that they are created with an association to an existing issue.</text:p>
      <text:h text:style-name="Heading_20_6" text:outline-level="6"/>
      <text:h text:style-name="Heading_20_2" text:outline-level="2">Notes:</text:h>
      <text:p text:style-name="Standard">Open social standard is used for the dashboard gadgets. See <text:a xlink:type="simple" xlink:href="http://code.google.com/apis/opensocial">http://code.google.com/apis/opensocial</text:a>. Currently used in iGoogle and orkut.</text:p>
      <text:p text:style-name="Standard"/>
      <text:p text:style-name="Standard">JIRA plugins for eclipse and intelij idea exist and could be used for example of how to interact with jira.</text:p>
      <text:p text:style-name="Standard"/>
      <text:p text:style-name="Standard">A plug-in for viewing and editing workflows exists. “Workflow Designer”</text:p>
      <text:p text:style-name="Standard"/>
      <text:p text:style-name="Standard">Workflow transitions can have 'screens' associated with them to capture information.</text:p>
      <text:h text:style-name="Heading_20_2" text:outline-level="2">Standard Actions on an Issue:</text:h>
      <text:p text:style-name="Text_20_body">Edit, Assign, Comment</text:p>
      <text:p text:style-name="Text_20_body">Log Work</text:p>
      <text:p text:style-name="Text_20_body">Attach File, Attache Screenshot</text:p>
      <text:p text:style-name="Text_20_body">Add Vote, Voters</text:p>
      <text:p text:style-name="Text_20_body">Watch Issue, Watchers</text:p>
      <text:p text:style-name="Text_20_body">Create sub-Task, Convert to sub-Task</text:p>
      <text:p text:style-name="Text_20_body">Move, Link</text:p>
      <text:h text:style-name="Heading_20_2" text:outline-level="2"><text:soft-page-break/>JIRA as a bug tracker</text:h>
      <text:p text:style-name="Text_20_body">Users start at a <text:span text:style-name="T1">dashboard</text:span><text:span text:style-name="T2"> which can be customized</text:span></text:p>
      <text:p text:style-name="P9">Timelines<text:span text:style-name="T2"> are available, possibly with filtering</text:span></text:p>
      <text:p text:style-name="P9">Issues<text:span text:style-name="T2"> are the instances, they have a</text:span>ssignee( a user or group), state (open/closed) and a Priority</text:p>
      <text:p text:style-name="P10">On the issue screen the directly available actions are Edit, Assign, Comment with a drop down to access further actions. </text:p>
      <text:p text:style-name="P10">The workflow transitions are <text:s/>also available to move a task forward.</text:p>
      <text:p text:style-name="P10">Timeline based tasks of; all comments, worklog, history and activity are available.</text:p>
      <text:p text:style-name="P10"/>
      <text:p text:style-name="P10">The main list contains:</text:p>
      <text:p text:style-name="P9"><text:span text:style-name="T2">Type, priority, effects version, components,<text:tab/>lables, environment, description, attachements, activity, status (c</text:span>urrent workflow step<text:span text:style-name="T2">), resolution, fixed versions</text:span></text:p>
      <text:p text:style-name="Standard"/>
      <text:p text:style-name="P8">Sample tracking system Components</text:p>
      <text:p text:style-name="Standard"/>
      <text:p text:style-name="P1">JLims</text:p>
      <text:p text:style-name="P2">Provides access to the Sanger data produced by the in house sequencing team.</text:p>
      <text:p text:style-name="P2">It does not contain next gen data.</text:p>
      <text:p text:style-name="P2">It does not contain Sanger data from other groups, e.g. closure</text:p>
      <text:p text:style-name="P3">Contains information on the primer plates</text:p>
      <text:p text:style-name="P2"/>
      <text:p text:style-name="P1">Project DB</text:p>
      <text:p text:style-name="P2">A central system that a number of the tools interact with.</text:p>
      <text:p text:style-name="P3"><text:span text:style-name="T1">JLims</text:span> data is hosted in the project DB</text:p>
      <text:p text:style-name="P2"><text:span text:style-name="T1">Chloe</text:span> reads the Sanger data from the database and writes back edits</text:p>
      <text:p text:style-name="P4">Vapor<text:span text:style-name="T2"> uploads the assembled contig</text:span></text:p>
      <text:p text:style-name="P2"/>
      <text:p text:style-name="P2"><text:span text:style-name="T3">Vapor</text:span> </text:p>
      <text:p text:style-name="P2">An automated assembly tool that it triggered by sequences found for a particular sample. (The number is set when the sample is sent of for sequencing and is normally less that the actual number expected to allow for some dropout). It can also be run manually.</text:p>
      <text:p text:style-name="P4"><text:span text:style-name="T2">Uploads sequences into </text:span>GLK</text:p>
      <text:p text:style-name="P4"><text:span text:style-name="T2">Uploads contig into </text:span>project DB</text:p>
      <text:p text:style-name="P4"/>
      <text:p text:style-name="P5">CTM</text:p>
      <text:p text:style-name="P6">Closure Task Management. CTM provides the ability to assign a state to a sample, it also gives a view on the <text:span text:style-name="T1">project DB</text:span> data.</text:p>
      <text:p text:style-name="P6"/>
      <text:p text:style-name="P6"/>
      <text:p text:style-name="P6"/>
      <text:p text:style-name="P6">Blinded numbers / BAC ids are 3ish letters followed by a 5 digit number. Used for most of the sample tracking, actually the external identifier for the sample. Internally there is some other kind of sampleid.</text:p>
      <text:p text:style-name="P6"/>
      <text:p text:style-name="P2"/>
      <text:h text:style-name="P11" text:outline-level="1">Sample Tracking notes</text:h>
      <text:p text:style-name="Text_20_body">Next Gen samples are sent with a separate sample per well, sanger samples are sent with a reaction per well.</text:p>
      <text:p text:style-name="Text_20_body">Prepairing Custom Primer Sequencing on Next Gen Samples</text:p>
      <text:p text:style-name="Text_20_body">The samples were in a plate. The acompanying paper was bar coded and provided a map of the wells and the samples in each.</text:p>
      <text:p text:style-name="Text_20_body">I spreadsheet of the custom reactions was used - no idea where it came from.</text:p>
      <text:p text:style-name="Text_20_body">Listed &lt;sample&gt;, &lt;primer pair (name)&gt;, &lt;forward primer (name)&gt;, &lt;reverse primer (name)&gt;</text:p>
      <text:p text:style-name="Text_20_body">Where the names were something like </text:p>
      <text:p text:style-name="Text_20_body">&lt;lib id&gt; &lt;F/R&gt;&lt;base number&gt;_ &lt;F/R&gt;&lt;base number&gt;</text:p>
      <text:p text:style-name="Text_20_body">&lt;lib id&gt; &lt;F/R&gt;&lt;base number&gt;</text:p>
      <text:p text:style-name="Text_20_body">The spreadsheet was highlighted to group the reactions on the sample sample together. The number of reactions on a sample were counted by hand and then the quantities of sample, polymerase, buffer and water were calculated. The mix was then pipette out into the required number of wells, working in the 12 hole direction.</text:p>
      <text:p text:style-name="Text_20_body">Two identical plates were made up, to increase the chances of it working.</text:p>
      <text:p text:style-name="Text_20_body">The forward and reverse columns were copied and pasted into separate text files, with .csv as the extension.</text:p>
      <text:p text:style-name="Text_20_body">The primers had already been laid out on a plate and were added to both the sample plates using the machine. Using a specific program</text:p>
      <text:p text:style-name="P15">The custom primers are already being laid out into plates and the names of the primers exist in a spreadsheet. The sequences probably exist in a separate spreadsheet and could be joined to form the information needed by jlims. </text:p>
      <text:p text:style-name="Text_20_body">The plates were then thermally cycled using a specific program.</text:p>
      <text:p text:style-name="Text_20_body">The <text:span text:style-name="T4">libIDs</text:span> for the samples were looked up using the <text:span text:style-name="T4">bacIDs </text:span>which the db script to add the libIDs to Tracker refers to as 'templates'.</text:p>
      <text:p text:style-name="Text_20_body">In Tracker the CSV files of primer names were imported, twice (once for each plate), and the forward and reverse primers were input as separate plates. The values used in the CSV files were from the final two columns.</text:p>
      <text:p text:style-name="Text_20_body">The plates are assigned gelIDs, in the format [0-9]{7}, by Tracker and the wells are assigned reactionIDs, in the format -[0-9]{6}.</text:p>
      <text:p text:style-name="Text_20_body"/>
      <text:p text:style-name="Text_20_body">?The columns of the sheets were in the format</text:p>
      <text:list xml:id="list1718213991" text:style-name="L2">
        <text:list-item>
          <text:p text:style-name="P16">&lt;CollectionID&gt;&lt;Sample#&gt;</text:p>
        </text:list-item>
        <text:list-item>
          <text:p text:style-name="P16">&lt;BacID&gt;</text:p>
        </text:list-item>
        <text:list-item>
          <text:p text:style-name="P16">&lt;Well&gt;</text:p>
        </text:list-item>
        <text:list-item>
          <text:p text:style-name="P16">&lt;libID&gt;#&lt;ID-A: [A-Z0-9]+&gt;_&lt;ID-B:[0-9]+&gt;F_&lt;ID-C:[0-9]+&gt;R</text:p>
        </text:list-item>
        <text:list-item>
          <text:p text:style-name="P16"><text:soft-page-break/>&lt;IDA&gt;</text:p>
        </text:list-item>
        <text:list-item>
          <text:p text:style-name="P16">&lt;IDB&gt;F</text:p>
        </text:list-item>
        <text:list-item>
          <text:p text:style-name="P16">&lt;IDC&gt;R</text:p>
        </text:list-item>
      </text:list>
      <text:p text:style-name="Text_20_body">The gel sheets were printed, with the intention of the forward and reverse versions of the plates being on the same piece of paper just opposite sides.</text:p>
      <text:p text:style-name="Text_20_body"/>
      <text:p text:style-name="Text_20_body">The plates were labeled as 1A, 1B, 2A, 2B. These ids were hand written onto the gel sheets.</text:p>
      <text:p text:style-name="Text_20_body">A 'Sanger lab work order' ticket was created in Jira. See SLW-46</text:p>
      <text:p text:style-name="Text_20_body">A word document called 'work order' needs to be added to the ticket, but it needs the Jira ID and so the ticket has to be created and then the order updated and attached.</text:p>
      <text:p text:style-name="Text_20_body">The plates undergo a cleaning reaction, that includes a thermal cycling step.</text:p>
      <text:p text:style-name="Text_20_body">Gels are run of the plates, with a 1k ladder to check that they have PCRed. The gels are in an interlaced order, as the pipettes are two wells apart. The first and last wells are loaded with the ladder. The even wells are then loaded from left to right followed by the odd wells.</text:p>
      <text:p text:style-name="Question"/>
      <text:p text:style-name="Question">Not available at go live</text:p>
      <text:p text:style-name="Question">F1 Not tying into CTM</text:p>
      <text:p text:style-name="Question">F2 Custom Primers to GLK not for go live</text:p>
      <text:p text:style-name="Question"/>
      <text:p text:style-name="Question"/>
      <text:p text:style-name="Text_20_body">Create Closure Redo Plates replacement -&gt; move In house closure sub-task to complete</text:p>
      <text:p text:style-name="P1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estion" style:family="paragraph" style:parent-style-name="Standard" style:class="text">
      <style:text-properties fo:font-size="10pt" fo:background-color="#ffff0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03-21T10:05:56</meta:creation-date>
    <dc:date>2011-08-22T18:21:26</dc:date>
    <dc:creator>Peter Edworthy</dc:creator>
    <meta:editing-duration>PT81H59M52S</meta:editing-duration>
    <meta:editing-cycles>4</meta:editing-cycles>
    <meta:generator>OpenOffice.org/3.1$Unix OpenOffice.org_project/310m19$Build-9420</meta:generator>
    <meta:document-statistic meta:table-count="0" meta:image-count="0" meta:object-count="0" meta:page-count="5" meta:paragraph-count="86" meta:word-count="1056" meta:character-count="6206"/>
  </office:meta>
</office:document-meta>
</file>